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714cm"/>
      <style:text-properties fo:color="#000000" loext:opacity="100%" style:font-name="Consolas" fo:font-size="10pt" fo:font-weight="normal" fo:background-color="transparent" style:font-size-asian="10pt" style:font-size-complex="10pt"/>
    </style:style>
    <style:style style:name="P2" style:family="paragraph" style:parent-style-name="Standard">
      <style:paragraph-properties style:line-height-at-least="0.714cm"/>
      <style:text-properties fo:color="#000000" loext:opacity="100%" fo:font-size="10pt" fo:background-color="transparent" style:font-size-asian="10pt" style:font-size-complex="10pt"/>
    </style:style>
    <style:style style:name="P3" style:family="paragraph" style:parent-style-name="Standard">
      <style:text-properties fo:color="#000000" loext:opacity="100%" fo:font-size="10pt" fo:background-color="transparent" style:font-size-asian="10pt" style:font-size-complex="10pt"/>
    </style:style>
    <style:style style:name="P4" style:family="paragraph" style:parent-style-name="Standard">
      <style:paragraph-properties style:line-height-at-least="0.714cm"/>
      <style:text-properties fo:color="#000000" loext:opacity="100%" style:font-name="Arial" fo:font-size="10pt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style:font-name="Consolas" fo:font-size="15pt" fo:font-weight="normal"/>
    </style:style>
    <style:style style:name="T3" style:family="text">
      <style:text-properties fo:color="#dcdcdc" loext:opacity="100%"/>
    </style:style>
    <style:style style:name="T4" style:family="text">
      <style:text-properties fo:color="#dcdcdc" loext:opacity="100%" style:font-name="Consolas" fo:font-size="15pt" fo:font-weight="normal"/>
    </style:style>
    <style:style style:name="T5" style:family="text">
      <style:text-properties style:font-name="Consolas" fo:font-weight="normal"/>
    </style:style>
    <style:style style:name="T6" style:family="text">
      <style:text-properties style:font-name="Consolas" fo:font-size="15pt" fo:font-weight="normal"/>
    </style:style>
    <style:style style:name="T7" style:family="text">
      <style:text-properties fo:color="#f5d7a9" loext:opacity="100%" style:font-name="Consolas" fo:font-size="15pt" fo:font-weight="normal"/>
    </style:style>
    <style:style style:name="T8" style:family="text">
      <style:text-properties fo:color="#ce9178" loext:opacity="100%" style:font-name="Consolas" fo:font-size="15pt" fo:font-weight="normal"/>
    </style:style>
    <style:style style:name="T9" style:family="text">
      <style:text-properties fo:color="#b5cea8" loext:opacity="100%" style:font-name="Consolas" fo:font-size="15pt" fo:font-weight="normal"/>
    </style:style>
    <style:style style:name="T10" style:family="text">
      <style:text-properties fo:color="#d2bb85" loext:opacity="100%" style:font-name="Consolas" fo:font-size="15pt" fo:font-weight="normal"/>
    </style:style>
    <style:style style:name="T11" style:family="text">
      <style:text-properties officeooo:rsid="001c77b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1">2) </text:span>Ler a descrição do produto (nome), a quantidade adquirida e o preço unitário. Calcular e escrever o total a pagar Onde: total = quantidade adquirida * preço unitário total a pagar = total – desconto o desconto será calculado, sabendo-se que: - Se quantidade &lt;= 20 o desconto será de 2% - Se quantidade &gt; 20 o desconto será de 5% OBS: quantidade máxima permitida é 50 (não aceitar valores superiores).</text:p>
      <text:p text:style-name="P4"/>
      <text:p text:style-name="P1">programa {</text:p>
      <text:p text:style-name="P2">  <text:span text:style-name="T5">funcao inicio() {</text:span></text:p>
      <text:p text:style-name="P2">    <text:span text:style-name="T5">cadeia nome</text:span></text:p>
      <text:p text:style-name="P2">    <text:span text:style-name="T5">inteiro quantidade</text:span></text:p>
      <text:p text:style-name="P2">    <text:span text:style-name="T5">real valor, total, total_desconto</text:span></text:p>
      <text:p text:style-name="P2">    <text:span text:style-name="T5">escreva("Digite o nome do produto: ")</text:span></text:p>
      <text:p text:style-name="P2">    <text:span text:style-name="T5">leia(nome)</text:span></text:p>
      <text:p text:style-name="P2">    <text:span text:style-name="T5">escreva("Digite a quantidade de itens que você adquiriu: ")</text:span></text:p>
      <text:p text:style-name="P2">    <text:span text:style-name="T5">leia(quantidade)</text:span></text:p>
      <text:p text:style-name="P2">    <text:span text:style-name="T5">escreva("Digite o valor unitario deste produto: ")</text:span></text:p>
      <text:p text:style-name="P2">    <text:span text:style-name="T5">leia(valor)</text:span></text:p>
      <text:p text:style-name="P2">    <text:span text:style-name="T5">total=valor*quantidade</text:span></text:p>
      <text:p text:style-name="P2">    <text:span text:style-name="T5">se(quantidade&lt;=20){</text:span></text:p>
      <text:p text:style-name="P2">      <text:span text:style-name="T5">total_desconto=total-0.02</text:span></text:p>
      <text:p text:style-name="P2">      <text:span text:style-name="T5">escreva("Nome do produto: ", nome, "\nPreço total sem desconto: ", total, "\nPreço com desconto: ",total_desconto)</text:span></text:p>
      <text:p text:style-name="P2">    <text:span text:style-name="T5">}</text:span></text:p>
      <text:p text:style-name="P2">    <text:span text:style-name="T5">senao{</text:span></text:p>
      <text:p text:style-name="P2">      <text:span text:style-name="T5">se(quantidade&gt;20 e quantidade&lt;=50){</text:span></text:p>
      <text:p text:style-name="P2">        <text:span text:style-name="T5">total_desconto=total-0.05</text:span></text:p>
      <text:p text:style-name="P2">        <text:span text:style-name="T5">escreva("Nome do produto: ", nome, "\nPreço total sem desconto: ", total, "\nPreço com desconto: ",total_desconto)</text:span></text:p>
      <text:p text:style-name="P2">      <text:span text:style-name="T5">}</text:span></text:p>
      <text:p text:style-name="P2">      <text:span text:style-name="T5">senao{</text:span></text:p>
      <text:p text:style-name="P2">        <text:span text:style-name="T5">se(quantidade&gt;50){</text:span></text:p>
      <text:p text:style-name="P2">          <text:span text:style-name="T5">escreva("Erro! Não é permitido a compra de 50 itens iguais")</text:span></text:p>
      <text:p text:style-name="P2">        <text:span text:style-name="T5">}</text:span></text:p>
      <text:p text:style-name="P2">      <text:span text:style-name="T5">}</text:span></text:p>
      <text:p text:style-name="P2">    <text:span text:style-name="T5">}</text:span></text:p>
      <text:p text:style-name="P2"><text:soft-page-break/>  <text:span text:style-name="T5">}</text:span></text:p>
      <text:p text:style-name="P1">}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6T11:22:59.330000000</meta:creation-date>
    <dc:date>2025-03-26T11:35:00.524000000</dc:date>
    <meta:editing-duration>PT12M2S</meta:editing-duration>
    <meta:editing-cycles>1</meta:editing-cycles>
    <meta:document-statistic meta:table-count="0" meta:image-count="0" meta:object-count="0" meta:page-count="2" meta:paragraph-count="30" meta:word-count="166" meta:character-count="1264" meta:non-whitespace-character-count="989"/>
    <meta:generator>LibreOffice/7.4.6.2$Windows_X86_64 LibreOffice_project/5b1f5509c2decdade7fda905e3e1429a67acd63d</meta:generator>
  </office:meta>
</office:document-meta>
</file>